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7.5pt" fo:break-before="auto" style:use-optimal-row-height="tru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7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4" style:base-cell-address="'Current Audit'.B17"/>
    </style:style>
    <style:style style:name="ce13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37"/>
    </style:style>
    <style:style style:name="ce1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29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30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CONSTANT VALUES - Do Not Modify</text:p>
          </table:table-cell>
          <table:table-cell table:style-name="ce8" table:number-columns-repeated="20"/>
          <table:table-cell table:style-name="ce20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Critical axe-core error point valu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ous axe-core error point valu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rate axe-core error point valu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inor axe-core error point valu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4">
          <table:table-cell table:style-name="ce4" table:number-columns-repeated="2"/>
          <table:table-cell table:style-name="ce17" office:value-type="string" calcext:value-type="string">
            <text:p>Calculated values for</text:p>
            <text:p>manual error multplier.</text:p>
            <text:p>Do not modify.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 multiplier</text:p>
          </table:table-cell>
          <table:table-cell table:style-name="ce2" table:formula="of:=IF([.B29] = &quot;Yes&quot;; 1.03; 1)" office:value-type="string" office:string-value="1" calcext:value-type="string">
            <text:p>1</text:p>
          </table:table-cell>
          <table:table-cell table:style-name="ce18" table:formula="of:=IF([.B9]=1; 0; [.B9] + 1/([.B9]/[.B17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Keyboard error multiplier</text:p>
          </table:table-cell>
          <table:table-cell table:style-name="ce2" table:formula="of:=IF([.B30] = &quot;Yes&quot;; 1.125; 1)" office:value-type="string" office:string-value="1" calcext:value-type="string">
            <text:p>1</text:p>
          </table:table-cell>
          <table:table-cell table:style-name="ce18" table:formula="of:=IF([.B10]=1; 0; [.B10] + 1/([.B10]/[.B17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lorblind contrast error multiplier</text:p>
          </table:table-cell>
          <table:table-cell table:style-name="ce2" table:formula="of:=IF([.B31] = &quot;Yes&quot;; 1.08; 1)" office:value-type="string" office:string-value="1" calcext:value-type="string">
            <text:p>1</text:p>
          </table:table-cell>
          <table:table-cell table:style-name="ce18" table:formula="of:=IF([.B11]=1; 0; [.B11] + 1/([.B11]/[.B17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oom error multiplier</text:p>
          </table:table-cell>
          <table:table-cell table:style-name="ce2" table:formula="of:=IF([.B32] = &quot;Yes&quot;; 1.03; 1)" office:value-type="string" office:string-value="1" calcext:value-type="string">
            <text:p>1</text:p>
          </table:table-cell>
          <table:table-cell table:style-name="ce18" table:formula="of:=IF([.B12]=1; 0; [.B12] + 1/([.B12]/[.B17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TESTING INFORMATION - Update These Values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ite Under Test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2" office:value-type="string" calcext:value-type="string">
            <text:p>Test Date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2" office:value-type="string" calcext:value-type="string">
            <text:p>No. of Pages Being Teste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 Test Date</text:p>
          </table:table-cell>
          <table:table-cell table:style-name="ce10" office:value-type="string" calcext:value-type="string">
            <text:p>n/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vious Heat Index Score</text:p>
          </table:table-cell>
          <table:table-cell table:style-name="ce13" office:value-type="string" calcext:value-type="string">
            <text:p>n/a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AUTOMATED TEST ERRORS - Update These Values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4">
          <table:table-cell table:style-name="ce4" table:number-columns-repeated="2"/>
          <table:table-cell table:style-name="ce17" office:value-type="string" calcext:value-type="string">
            <text:p>Calculated values for</text:p>
            <text:p>errors by axe category.</text:p>
            <text:p>Do not modify.</text:p>
          </table:table-cell>
          <table:table-cell table:style-name="ce4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No. of critical axe-core errors</text:p>
          </table:table-cell>
          <table:table-cell table:style-name="ce2" office:value-type="float" office:value="0" calcext:value-type="float">
            <text:p>0</text:p>
          </table:table-cell>
          <table:table-cell table:formula="of:=[.B23] * 4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serious axe-core errors</text:p>
          </table:table-cell>
          <table:table-cell table:style-name="ce2" office:value-type="float" office:value="0" calcext:value-type="float">
            <text:p>0</text:p>
          </table:table-cell>
          <table:table-cell table:formula="of:=[.B24] * 3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moderate axe-core errors</text:p>
          </table:table-cell>
          <table:table-cell table:style-name="ce2" office:value-type="float" office:value="0" calcext:value-type="float">
            <text:p>0</text:p>
          </table:table-cell>
          <table:table-cell table:formula="of:=[.B25] * 2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minor axe-core errors</text:p>
          </table:table-cell>
          <table:table-cell table:style-name="ce2" office:value-type="float" office:value="3" calcext:value-type="float">
            <text:p>3</text:p>
          </table:table-cell>
          <table:table-cell table:formula="of:=[.B26]" office:value-type="string" office:string-value="3" calcext:value-type="string">
            <text:p>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MANUAL TEST ERRORS - Select Yes or No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Screenreader errors</text:p>
          </table:table-cell>
          <table:table-cell table:style-name="ce2" table:content-validation-name="val1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eyboard navigation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lorblinding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oom errors</text:p>
          </table:table-cell>
          <table:table-cell table:style-name="ce2" table:content-validation-name="val2" office:value-type="string" calcext:value-type="string">
            <text:p>N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5" office:value-type="string" calcext:value-type="string">
            <text:p>ACCESSIBILITY HEAT INDEX SCORE</text:p>
          </table:table-cell>
          <table:table-cell table:style-name="ce9" table:number-columns-repeated="20"/>
          <table:table-cell table:style-name="ce21" table:number-columns-repeated="5"/>
          <table:table-cell table:number-columns-repeated="998"/>
        </table:table-row>
        <table:table-row table:style-name="ro2">
          <table:table-cell table:style-name="ce7" office:value-type="string" calcext:value-type="string">
            <text:p>Current Score, Date Logged</text:p>
          </table:table-cell>
          <table:table-cell table:style-name="ce14" table:formula="of:=IF(AND([.B17]&gt;= 1;[.B23]=0;[.B24]=0;[.B25]=0;[.B26]=0;[.B29]=&quot;No&quot;;[.B30]=&quot;No&quot;;[.B31]=&quot;No&quot;;[.B32]=&quot;No&quot;); 0; (IF(AND([.B23]=0;[.B24]=0;[.B25]=0;[.B26]=0); ((SUM([.C9]; [.C10]; [.C11]; [.C12]) * [.B18]) / [.B18]); (SUM(SUM([.C23]; [.C24]; [.C25]; [.C26]); SUM([.C9]; [.C10]; [.C11]; [.C12]) * [.B17])) / [.B17])))" office:value-type="string" office:string-value="3.00" calcext:value-type="string">
            <text:p>3.00</text:p>
          </table:table-cell>
          <table:table-cell table:style-name="ce19" table:formula="of:=[.B16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revious Score, Date Logged</text:p>
          </table:table-cell>
          <table:table-cell table:style-name="ce15" table:formula="of:=[.B19]" office:value-type="string" office:string-value="n/a" calcext:value-type="string">
            <text:p>n/a</text:p>
          </table:table-cell>
          <table:table-cell table:style-name="ce10" table:formula="of:=[.B18]" office:value-type="string" office:string-value="n/a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Percent Change From Previous Score</text:p>
          </table:table-cell>
          <table:table-cell table:style-name="ce16" table:formula="of:=IF([.B19] = &quot;n/a&quot;; 0; (([.B35] - [.B36])/[.B36]))" office:value-type="string" office:string-value="0.00%" calcext:value-type="string">
            <text:p>0.00%</text:p>
          </table:table-cell>
          <table:table-cell table:number-columns-repeated="102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urrent Audit'.B37:'Current Audit'.B37">
            <calcext:condition calcext:apply-style-name="ConditionalStyle_1" calcext:value="&lt;&quot;0%&quot;" calcext:base-cell-address="'Current Audit'.B37"/>
          </calcext:conditional-format>
          <calcext:conditional-format calcext:target-range-address="'Current Audit'.B37:'Current Audit'.B37">
            <calcext:condition calcext:apply-style-name="ConditionalStyle_2" calcext:value="&gt;&quot;0%&quot;" calcext:base-cell-address="'Current Audit'.B37"/>
          </calcext:conditional-format>
          <calcext:conditional-format calcext:target-range-address="'Current Audit'.B37:'Current Audit'.B37">
            <calcext:condition calcext:apply-style-name="ConditionalStyle_3" calcext:value="=&quot;0%&quot;" calcext:base-cell-address="'Current Audit'.B37"/>
          </calcext:conditional-format>
          <calcext:conditional-format calcext:target-range-address="'Current Audit'.B17:'Current Audit'.B17">
            <calcext:condition calcext:apply-style-name="ConditionalStyle_4" calcext:value="&lt;1" calcext:base-cell-address="'Current Audit'.B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LibreOfficeDev/5.1.0.3$Linux_X86_64 LibreOffice_project/</meta:generator>
  </office:meta>
</office:document-meta>
</file>